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ConfUtils.getPluginDi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ConfUtils.aliasSkinProperties( AntProperties pro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restConfUtils.getContextHo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restConfUtils.setSkinToUse( AntProperties props , String skinSt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ConfUtils.getSystem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ConfUtils.getForrest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ConfUtils.getProjectHo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